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20AC389D.png" manifest:media-type="image/png"/>
  <manifest:file-entry manifest:full-path="Pictures/100000B60000029500000295E489AF77.svg" manifest:media-type="image/svg+xml"/>
  <manifest:file-entry manifest:full-path="Pictures/100000010000001900000019AB42EB1E.png" manifest:media-type="image/png"/>
  <manifest:file-entry manifest:full-path="Pictures/100000010000001900000019CBC77983.png" manifest:media-type="image/png"/>
  <manifest:file-entry manifest:full-path="Pictures/1000013F0000029500000295094A0AD1.svg" manifest:media-type="image/svg+xml"/>
  <manifest:file-entry manifest:full-path="Pictures/10000149000002950000029598BA987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0.654cm" fo:min-width="6.904cm" draw:shadow="visible" draw:shadow-offset-x="0cm" draw:shadow-offset-y="0cm" loext:shadow-blur="0.42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0.654cm" fo:min-width="19.404cm" draw:shadow="visible" draw:shadow-offset-x="0cm" draw:shadow-offset-y="0cm" loext:shadow-blur="0.423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409cm" fo:min-width="0.1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gr8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11.334cm" fo:min-width="19.398cm" draw:shadow="visible" draw:shadow-offset-x="0cm" draw:shadow-offset-y="0cm" loext:shadow-blur="0.42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93cm" draw:shadow="hidden" loext:decorative="false"/>
      <style:paragraph-properties style:writing-mode="lr-tb"/>
    </style:style>
    <style:style style:name="gr10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0.654cm" fo:min-width="6.904cm" draw:shadow="visible" draw:shadow-offset-x="0cm" draw:shadow-offset-y="0cm" loext:shadow-blur="0.423cm" loext:decorative="false"/>
      <style:paragraph-properties style:writing-mode="lr-tb"/>
    </style:style>
    <style:style style:name="gr11" style:family="graphic" style:parent-style-name="standard">
      <style:graphic-properties draw:stroke="none" svg:stroke-opacity="100%" draw:fill="solid" draw:fill-color="#81d41a" draw:textarea-horizontal-align="justify" draw:textarea-vertical-align="middle" draw:auto-grow-height="false" fo:min-height="0.654cm" fo:min-width="2.407cm" draw:shadow="visible" draw:shadow-offset-x="0cm" draw:shadow-offset-y="0cm" draw:shadow-color="#81d41a" loext:shadow-blur="0.423cm" loext:decorative="false"/>
      <style:paragraph-properties style:writing-mode="lr-tb"/>
    </style:style>
    <style:style style:name="gr12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10.296cm" fo:min-width="18.36cm" draw:shadow="visible" draw:shadow-offset-x="0cm" draw:shadow-offset-y="0cm" loext:shadow-blur="0.423cm" loext:decorative="false"/>
    </style:style>
    <style:style style:name="gr13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0.654cm" fo:min-width="3.521cm" draw:shadow="visible" draw:shadow-offset-x="0cm" draw:shadow-offset-y="0cm" loext:shadow-blur="0.423cm" loext:decorative="false"/>
      <style:paragraph-properties style:writing-mode="lr-tb"/>
    </style:style>
    <style:style style:name="gr14" style:family="graphic" style:parent-style-name="standard">
      <style:graphic-properties draw:stroke="none" svg:stroke-opacity="100%" draw:fill="solid" draw:fill-color="#b4c7dc" draw:textarea-horizontal-align="justify" draw:textarea-vertical-align="middle" draw:auto-grow-height="false" fo:min-height="0.654cm" fo:min-width="3.639cm" draw:shadow="visible" draw:shadow-offset-x="0cm" draw:shadow-offset-y="0cm" loext:shadow-blur="0.423cm" loext:decorative="false"/>
      <style:paragraph-properties style:writing-mode="lr-tb"/>
    </style:style>
    <style:style style:name="gr15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0.654cm" fo:min-width="3.638cm" draw:shadow="visible" draw:shadow-offset-x="0cm" draw:shadow-offset-y="0cm" loext:shadow-blur="0.423cm" loext:decorative="false"/>
      <style:paragraph-properties style:writing-mode="lr-tb"/>
    </style:style>
    <style:style style:name="gr16" style:family="graphic" style:parent-style-name="standard">
      <style:graphic-properties draw:stroke="none" svg:stroke-opacity="100%" draw:fill="solid" draw:fill-color="#afd095" draw:textarea-horizontal-align="justify" draw:textarea-vertical-align="middle" draw:auto-grow-height="false" fo:min-height="0.654cm" fo:min-width="9.232cm" draw:shadow="visible" draw:shadow-offset-x="0cm" draw:shadow-offset-y="0cm" loext:shadow-blur="0.423cm" loext:decorative="false"/>
      <style:paragraph-properties style:writing-mode="lr-tb"/>
    </style:style>
    <style:style style:name="gr17" style:family="graphic" style:parent-style-name="standard">
      <style:graphic-properties draw:stroke="none" svg:stroke-opacity="100%" draw:fill="solid" draw:fill-color="#dddddd" draw:textarea-horizontal-align="justify" draw:textarea-vertical-align="top" draw:auto-grow-height="false" fo:min-height="3.075cm" fo:min-width="9.156cm" draw:shadow="visible" draw:shadow-offset-x="0cm" draw:shadow-offset-y="0cm" loext:shadow-blur="0.42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0.654cm" fo:min-width="10.202cm" draw:shadow="visible" draw:shadow-offset-x="0cm" draw:shadow-offset-y="0cm" loext:shadow-blur="0.423cm" loext:decorative="false"/>
      <style:paragraph-properties style:writing-mode="lr-tb"/>
    </style:style>
    <style:style style:name="gr20" style:family="graphic" style:parent-style-name="standard">
      <style:graphic-properties draw:stroke="none" svg:stroke-opacity="100%" draw:fill="solid" draw:fill-color="#dddddd" draw:textarea-horizontal-align="justify" draw:textarea-vertical-align="middle" draw:auto-grow-height="false" fo:min-height="5.344cm" fo:min-width="9.701cm" draw:shadow="visible" draw:shadow-offset-x="0cm" draw:shadow-offset-y="0cm" loext:shadow-blur="0.423cm" loext:decorative="false"/>
      <style:paragraph-properties style:writing-mode="lr-tb"/>
    </style:style>
    <style:style style:name="pr1" style:family="presentation" style:parent-style-name="Alapértelmezet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Alapértelmezet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tyle="normal"/>
    </style:style>
    <style:style style:name="P7" style:family="paragraph">
      <loext:graphic-properties draw:fill="none" draw:fill-color="#ffffff"/>
      <style:text-properties fo:font-size="12pt" fo:font-style="normal" style:font-size-asian="12pt" style:font-style-asian="italic" style:font-size-complex="12pt" style:font-style-complex="italic"/>
    </style:style>
    <style:style style:name="P8" style:family="paragraph">
      <style:paragraph-properties fo:text-align="start"/>
      <style:text-properties fo:color="#999999" loext:opacity="100%" fo:font-size="12pt"/>
    </style:style>
    <style:style style:name="P9" style:family="paragraph">
      <loext:graphic-properties draw:fill="solid" draw:fill-color="#dddddd"/>
      <style:paragraph-properties fo:text-align="start"/>
      <style:text-properties fo:color="#999999" loext:opacity="100%" fo:font-size="12pt" fo:background-color="#b2b2b2"/>
    </style:style>
    <style:style style:name="P10" style:family="paragraph">
      <style:paragraph-properties fo:text-align="center"/>
      <style:text-properties fo:color="#000000" loext:opacity="100%" fo:font-size="12pt" fo:font-weight="bold" fo:background-color="#ff860d" style:font-weight-asian="bold" style:font-weight-complex="bold"/>
    </style:style>
    <style:style style:name="P11" style:family="paragraph">
      <loext:graphic-properties draw:fill="solid" draw:fill-color="#81d41a"/>
      <style:paragraph-properties fo:text-align="start"/>
      <style:text-properties fo:color="#000000" loext:opacity="100%" fo:font-size="12pt" fo:font-weight="bold" fo:background-color="#ff860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start"/>
      <style:text-properties fo:color="#000000" loext:opacity="100%" fo:font-size="12pt"/>
    </style:style>
    <style:style style:name="P15" style:family="paragraph">
      <loext:graphic-properties draw:fill="solid" draw:fill-color="#dddddd"/>
      <style:paragraph-properties fo:text-align="start"/>
      <style:text-properties fo:color="#000000" loext:opacity="100%" fo:font-size="12pt" fo:background-color="#b2b2b2"/>
    </style:style>
    <style:style style:name="P16" style:family="paragraph">
      <loext:graphic-properties draw:fill="solid" draw:fill-color="#b4c7dc"/>
      <style:paragraph-properties fo:text-align="center"/>
      <style:text-properties fo:color="#000000" loext:opacity="100%" fo:font-size="12pt" fo:background-color="#b2b2b2"/>
    </style:style>
    <style:style style:name="P17" style:family="paragraph">
      <loext:graphic-properties draw:fill="solid" draw:fill-color="#afd095"/>
      <style:paragraph-properties fo:text-align="center"/>
      <style:text-properties fo:color="#000000" loext:opacity="100%" fo:font-size="12pt" fo:background-color="#b2b2b2"/>
    </style:style>
    <style:style style:name="P18" style:family="paragraph">
      <style:paragraph-properties fo:text-align="center"/>
      <style:text-properties fo:color="#000000" loext:opacity="100%" fo:font-size="12pt" fo:background-color="#ff860d"/>
    </style:style>
    <style:style style:name="P19" style:family="paragraph">
      <loext:graphic-properties draw:fill="solid" draw:fill-color="#81d41a"/>
      <style:paragraph-properties fo:text-align="start"/>
      <style:text-properties fo:color="#000000" loext:opacity="100%" fo:font-size="12pt" fo:background-color="#ff860d"/>
    </style:style>
    <style:style style:name="P20" style:family="paragraph">
      <style:paragraph-properties fo:text-align="center"/>
      <style:text-properties fo:color="#000000" loext:opacity="100%" fo:font-size="12pt"/>
    </style:style>
    <style:style style:name="P21" style:family="paragraph">
      <loext:graphic-properties draw:fill="solid" draw:fill-color="#dddddd"/>
      <style:paragraph-properties fo:text-align="center"/>
      <style:text-properties fo:color="#000000" loext:opacity="100%" fo:font-size="12pt" fo:background-color="#b2b2b2"/>
    </style:style>
    <style:style style:name="P22" style:family="paragraph">
      <loext:graphic-properties draw:fill="solid" draw:fill-color="#81d41a"/>
      <style:paragraph-properties fo:text-align="center"/>
      <style:text-properties fo:color="#000000" loext:opacity="100%" fo:font-size="12pt" fo:background-color="#ff860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tyle-asian="italic" style:font-size-complex="12pt" style:font-style-complex="italic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custom-shape draw:style-name="gr1" draw:text-style-name="P1" draw:layer="layout" svg:width="7.5cm" svg:height="1cm" svg:x="1.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" draw:style-name="dp1" draw:master-page-name="Alapértelmezett" presentation:presentation-page-layout-name="AL2T1">
        <draw:custom-shape draw:style-name="gr3" draw:text-style-name="P1" draw:layer="layout" svg:width="20cm" svg:height="1cm" svg:x="4.267cm" svg:y="0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45cm" svg:height="0.729cm" svg:x="4.639cm" svg:y="0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134cm" svg:height="0.962cm" svg:x="11.814cm" svg:y="0.658cm">
          <draw:text-box>
            <text:p>SimpleCards</text:p>
          </draw:text-box>
        </draw:frame>
        <draw:frame draw:style-name="gr6" draw:text-style-name="P5" draw:layer="layout" svg:width="1.793cm" svg:height="0.725cm" svg:x="20.108cm" svg:y="0.758cm">
          <draw:text-box>
            <text:p><text:span text:style-name="T1">Login</text:span></text:p>
          </draw:text-box>
        </draw:frame>
        <draw:frame draw:style-name="gr7" draw:text-style-name="P7" draw:layer="layout" svg:width="2.619cm" svg:height="0.725cm" svg:x="21.643cm" svg:y="0.76cm">
          <draw:text-box>
            <text:p text:style-name="P6"><text:span text:style-name="T2">Register</text:span></text:p>
          </draw:text-box>
        </draw:frame>
        <draw:custom-shape draw:style-name="gr3" draw:text-style-name="P1" draw:layer="layout" svg:width="20cm" svg:height="1cm" svg:x="4.267cm" svg:y="1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0cm" svg:height="11.686cm" svg:x="4.268cm" svg:y="3.245cm">
          <text:p/>
          <draw:enhanced-geometry svg:viewBox="0 0 21600 21600" draw:path-stretchpoint-x="10800" draw:path-stretchpoint-y="10800" draw:text-areas="?f3 ?f4 ?f5 ?f6" draw:type="round-rectangle" draw:modifiers="323.436296739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793cm" svg:height="0.725cm" svg:x="4.517cm" svg:y="2.082cm">
          <draw:text-box>
            <text:p><text:span text:style-name="T1">Public</text:span></text:p>
          </draw:text-box>
        </draw:frame>
        <draw:custom-shape draw:style-name="gr10" draw:text-style-name="P9" draw:layer="layout" svg:width="7.5cm" svg:height="1cm" svg:x="10.337cm" svg:y="4.195cm">
          <text:p text:style-name="P8">User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7.5cm" svg:height="1cm" svg:x="10.361cm" svg:y="7.291cm">
          <text:p text:style-name="P8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003cm" svg:height="1cm" svg:x="14.859cm" svg:y="10.245cm">
          <text:p text:style-name="P10"><text:span text:style-name="T3">Sub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7.5cm" svg:height="1cm" svg:x="10.338cm" svg:y="8.804cm">
          <text:p text:style-name="P8">Repeat 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7.5cm" svg:height="1cm" svg:x="10.338cm" svg:y="5.755cm">
          <text:p text:style-name="P8">E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_card" draw:style-name="dp1" draw:master-page-name="Alapértelmezett" presentation:presentation-page-layout-name="AL2T1">
        <draw:custom-shape draw:style-name="gr3" draw:text-style-name="P1" draw:layer="layout" svg:width="20cm" svg:height="1cm" svg:x="4.265cm" svg:y="0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45cm" svg:height="0.729cm" svg:x="4.637cm" svg:y="1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134cm" svg:height="0.962cm" svg:x="11.812cm" svg:y="0.988cm">
          <draw:text-box>
            <text:p>SimpleCards</text:p>
          </draw:text-box>
        </draw:frame>
        <draw:frame draw:style-name="gr6" draw:text-style-name="P5" draw:layer="layout" svg:width="1.793cm" svg:height="0.725cm" svg:x="20.106cm" svg:y="1.088cm">
          <draw:text-box>
            <text:p><text:span text:style-name="T1">Logout</text:span></text:p>
          </draw:text-box>
        </draw:frame>
        <draw:frame draw:style-name="gr7" draw:text-style-name="P13" draw:layer="layout" svg:width="2.619cm" svg:height="0.725cm" svg:x="21.641cm" svg:y="1.09cm">
          <draw:text-box>
            <text:p><text:span text:style-name="T4">user_name</text:span></text:p>
          </draw:text-box>
        </draw:frame>
        <draw:custom-shape draw:style-name="gr3" draw:text-style-name="P1" draw:layer="layout" svg:width="20cm" svg:height="1cm" svg:x="4.265cm" svg:y="2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0cm" svg:height="11.686cm" svg:x="4.266cm" svg:y="3.575cm">
          <text:p/>
          <draw:enhanced-geometry svg:viewBox="0 0 21600 21600" draw:path-stretchpoint-x="10800" draw:path-stretchpoint-y="10800" draw:text-areas="?f3 ?f4 ?f5 ?f6" draw:type="round-rectangle" draw:modifiers="323.436296739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793cm" svg:height="0.725cm" svg:x="4.515cm" svg:y="2.413cm">
          <draw:text-box>
            <text:p><text:span text:style-name="T1">Public</text:span></text:p>
          </draw:text-box>
        </draw:frame>
        <draw:frame draw:style-name="gr9" draw:text-style-name="P5" draw:layer="layout" svg:width="1.84cm" svg:height="0.725cm" svg:x="6.713cm" svg:y="2.413cm">
          <draw:text-box>
            <text:p><text:span text:style-name="T1">Owned</text:span></text:p>
          </draw:text-box>
        </draw:frame>
        <draw:frame draw:style-name="gr9" draw:text-style-name="P5" draw:layer="layout" svg:width="1.793cm" svg:height="0.725cm" svg:x="9.004cm" svg:y="2.413cm">
          <draw:text-box>
            <text:p><text:span text:style-name="T1">Import</text:span></text:p>
          </draw:text-box>
        </draw:frame>
        <draw:custom-shape draw:style-name="gr13" draw:text-style-name="P15" draw:layer="layout" svg:width="4.117cm" svg:height="1cm" svg:x="4.597cm" svg:y="5.189cm">
          <text:p text:style-name="P14">Group1 - <text:span text:style-name="T5">4 </text:span><text:span text:style-name="T5">D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4.117cm" svg:height="1cm" svg:x="4.624cm" svg:y="6.413cm">
          <text:p text:style-name="P14">Group2 - <text:span text:style-name="T5">38 D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4.117cm" svg:height="1cm" svg:x="4.597cm" svg:y="7.641cm">
          <text:p text:style-name="P14">Group3 - <text:span text:style-name="T5">1 </text:span><text:span text:style-name="T5">D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4.235cm" svg:height="1cm" svg:x="9.298cm" svg:y="3.89cm">
          <text:p text:style-name="P14">Group1 De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234cm" svg:height="1cm" svg:x="9.297cm" svg:y="5.119cm">
          <text:p text:style-name="P14">Deck1 - <text:span text:style-name="T5">4 C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234cm" svg:height="1cm" svg:x="9.325cm" svg:y="6.343cm">
          <text:p text:style-name="P14">Deck2 - <text:span text:style-name="T5">10 C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234cm" svg:height="1cm" svg:x="9.297cm" svg:y="7.571cm">
          <text:p text:style-name="P14">Deck3 – <text:span text:style-name="T5">1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9.828cm" svg:height="1cm" svg:x="14.103cm" svg:y="3.867cm">
          <text:p text:style-name="P14">Deck1 C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9.786cm" svg:height="3.455cm" svg:x="14.123cm" svg:y="5.153cm">
          <text:p text:style-name="P14">1. Question</text:p>
          <text:p text:style-name="P14"/>
          <text:p text:style-name="P14">Answer</text:p>
          <text:p text:style-name="P14"><text:span text:style-name="T4"/></text:p>
          <text:p text:style-name="P14"><text:span text:style-name="T4"/></text:p>
          <draw:enhanced-geometry svg:viewBox="0 0 21600 21600" draw:path-stretchpoint-x="10800" draw:path-stretchpoint-y="10800" draw:text-areas="?f3 ?f4 ?f5 ?f6" draw:type="round-rectangle" draw:modifiers="1393.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793cm" svg:height="0.725cm" svg:x="11.626cm" svg:y="2.414cm">
          <draw:text-box>
            <text:p><text:span text:style-name="T1">Export</text:span></text:p>
          </draw:text-box>
        </draw:frame>
        <draw:frame draw:style-name="gr9" draw:text-style-name="P5" draw:layer="layout" svg:width="2.03cm" svg:height="0.725cm" svg:x="14.343cm" svg:y="2.414cm">
          <draw:text-box>
            <text:p><text:span text:style-name="T1">Settings</text:span></text:p>
          </draw:text-box>
        </draw:frame>
        <draw:frame draw:style-name="gr18" draw:text-style-name="P3" draw:layer="layout" svg:width="0.66cm" svg:height="0.66cm" svg:x="21.877cm" svg:y="7.735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18" draw:text-style-name="P3" draw:layer="layout" svg:width="0.66cm" svg:height="0.66cm" svg:x="22.845cm" svg:y="7.735cm">
          <draw:image xlink:href="Pictures/1000013F0000029500000295094A0AD1.svg" xlink:type="simple" xlink:show="embed" xlink:actuate="onLoad" draw:mime-type="image/svg+xml">
            <text:p/>
          </draw:image>
          <draw:image xlink:href="Pictures/100000010000001900000019AB42EB1E.png" xlink:type="simple" xlink:show="embed" xlink:actuate="onLoad" draw:mime-type="image/png"/>
        </draw:frame>
        <draw:frame draw:style-name="gr18" draw:text-style-name="P3" draw:layer="layout" svg:width="0.66cm" svg:height="0.66cm" svg:x="7.889cm" svg:y="7.797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18" draw:text-style-name="P3" draw:layer="layout" svg:width="0.66cm" svg:height="0.66cm" svg:x="12.787cm" svg:y="5.292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18" draw:text-style-name="P3" draw:layer="layout" svg:width="0.66cm" svg:height="0.66cm" svg:x="8.081cm" svg:y="5.293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18" draw:text-style-name="P3" draw:layer="layout" svg:width="0.66cm" svg:height="0.66cm" svg:x="8.054cm" svg:y="6.545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9" draw:text-style-name="P5" draw:layer="layout" svg:width="2.195cm" svg:height="0.725cm" svg:x="17.178cm" svg:y="2.415cm">
          <draw:text-box>
            <text:p><text:span text:style-name="T1">Statistics</text:span></text:p>
          </draw:text-box>
        </draw:frame>
        <draw:frame draw:style-name="gr18" draw:text-style-name="P3" draw:layer="layout" svg:width="0.66cm" svg:height="0.66cm" svg:x="12.763cm" svg:y="6.52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18" draw:text-style-name="P3" draw:layer="layout" svg:width="0.66cm" svg:height="0.66cm" svg:x="12.74cm" svg:y="7.725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custom-shape draw:style-name="gr17" draw:text-style-name="P15" draw:layer="layout" svg:width="9.786cm" svg:height="3.455cm" svg:x="14.1cm" svg:y="8.932cm">
          <text:p text:style-name="P14">2. Question</text:p>
          <text:p text:style-name="P14"/>
          <text:p text:style-name="P14">Answer</text:p>
          <text:p text:style-name="P14"><text:span text:style-name="T4"/></text:p>
          <text:p text:style-name="P14"><text:span text:style-name="T4"/></text:p>
          <draw:enhanced-geometry svg:viewBox="0 0 21600 21600" draw:path-stretchpoint-x="10800" draw:path-stretchpoint-y="10800" draw:text-areas="?f3 ?f4 ?f5 ?f6" draw:type="round-rectangle" draw:modifiers="1393.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0.66cm" svg:height="0.66cm" svg:x="21.854cm" svg:y="11.514cm">
          <draw:image xlink:href="Pictures/10000149000002950000029598BA9870.svg" xlink:type="simple" xlink:show="embed" xlink:actuate="onLoad" draw:mime-type="image/svg+xml">
            <text:p/>
          </draw:image>
          <draw:image xlink:href="Pictures/100000010000001900000019CBC77983.png" xlink:type="simple" xlink:show="embed" xlink:actuate="onLoad" draw:mime-type="image/png"/>
        </draw:frame>
        <draw:frame draw:style-name="gr18" draw:text-style-name="P3" draw:layer="layout" svg:width="0.66cm" svg:height="0.66cm" svg:x="22.822cm" svg:y="11.514cm">
          <draw:image xlink:href="Pictures/1000013F0000029500000295094A0AD1.svg" xlink:type="simple" xlink:show="embed" xlink:actuate="onLoad" draw:mime-type="image/svg+xml">
            <text:p/>
          </draw:image>
          <draw:image xlink:href="Pictures/100000010000001900000019AB42EB1E.png" xlink:type="simple" xlink:show="embed" xlink:actuate="onLoad" draw:mime-type="image/png"/>
        </draw:frame>
        <draw:custom-shape draw:style-name="gr13" draw:text-style-name="P15" draw:layer="layout" svg:width="4.117cm" svg:height="1cm" svg:x="4.597cm" svg:y="3.904cm">
          <text:p text:style-name="P14">Grou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0.66cm" svg:height="0.66cm" svg:x="8.054cm" svg:y="4.088cm">
          <draw:image xlink:href="Pictures/100000B60000029500000295E489AF77.svg" xlink:type="simple" xlink:show="embed" xlink:actuate="onLoad" draw:mime-type="image/svg+xml">
            <text:p/>
          </draw:image>
          <draw:image xlink:href="Pictures/10000001000000190000001920AC389D.png" xlink:type="simple" xlink:show="embed" xlink:actuate="onLoad" draw:mime-type="image/png"/>
        </draw:frame>
        <draw:frame draw:style-name="gr18" draw:text-style-name="P3" draw:layer="layout" svg:width="0.66cm" svg:height="0.66cm" svg:x="12.873cm" svg:y="4.041cm">
          <draw:image xlink:href="Pictures/100000B60000029500000295E489AF77.svg" xlink:type="simple" xlink:show="embed" xlink:actuate="onLoad" draw:mime-type="image/svg+xml">
            <text:p/>
          </draw:image>
          <draw:image xlink:href="Pictures/10000001000000190000001920AC389D.png" xlink:type="simple" xlink:show="embed" xlink:actuate="onLoad" draw:mime-type="image/png"/>
        </draw:frame>
        <draw:frame draw:style-name="gr18" draw:text-style-name="P3" draw:layer="layout" svg:width="0.66cm" svg:height="0.66cm" svg:x="23.031cm" svg:y="4.023cm">
          <draw:image xlink:href="Pictures/100000B60000029500000295E489AF77.svg" xlink:type="simple" xlink:show="embed" xlink:actuate="onLoad" draw:mime-type="image/svg+xml">
            <text:p/>
          </draw:image>
          <draw:image xlink:href="Pictures/10000001000000190000001920AC389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custom-shape draw:style-name="gr3" draw:text-style-name="P1" draw:layer="layout" svg:width="20cm" svg:height="1cm" svg:x="4.265cm" svg:y="0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45cm" svg:height="0.729cm" svg:x="4.637cm" svg:y="1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134cm" svg:height="0.962cm" svg:x="11.812cm" svg:y="0.988cm">
          <draw:text-box>
            <text:p>SimpleCards</text:p>
          </draw:text-box>
        </draw:frame>
        <draw:frame draw:style-name="gr6" draw:text-style-name="P5" draw:layer="layout" svg:width="1.793cm" svg:height="0.725cm" svg:x="20.106cm" svg:y="1.088cm">
          <draw:text-box>
            <text:p><text:span text:style-name="T1">Logout</text:span></text:p>
          </draw:text-box>
        </draw:frame>
        <draw:frame draw:style-name="gr7" draw:text-style-name="P13" draw:layer="layout" svg:width="2.619cm" svg:height="0.725cm" svg:x="21.641cm" svg:y="1.09cm">
          <draw:text-box>
            <text:p><text:span text:style-name="T4">user_name</text:span></text:p>
          </draw:text-box>
        </draw:frame>
        <draw:custom-shape draw:style-name="gr3" draw:text-style-name="P1" draw:layer="layout" svg:width="20cm" svg:height="1cm" svg:x="4.265cm" svg:y="2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0cm" svg:height="11.686cm" svg:x="4.266cm" svg:y="3.575cm">
          <text:p/>
          <draw:enhanced-geometry svg:viewBox="0 0 21600 21600" draw:path-stretchpoint-x="10800" draw:path-stretchpoint-y="10800" draw:text-areas="?f3 ?f4 ?f5 ?f6" draw:type="round-rectangle" draw:modifiers="323.436296739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793cm" svg:height="0.725cm" svg:x="4.515cm" svg:y="2.413cm">
          <draw:text-box>
            <text:p><text:span text:style-name="T1">Public</text:span></text:p>
          </draw:text-box>
        </draw:frame>
        <draw:frame draw:style-name="gr9" draw:text-style-name="P5" draw:layer="layout" svg:width="1.84cm" svg:height="0.725cm" svg:x="6.713cm" svg:y="2.413cm">
          <draw:text-box>
            <text:p><text:span text:style-name="T1">Owned</text:span></text:p>
          </draw:text-box>
        </draw:frame>
        <draw:frame draw:style-name="gr9" draw:text-style-name="P5" draw:layer="layout" svg:width="1.793cm" svg:height="0.725cm" svg:x="9.004cm" svg:y="2.413cm">
          <draw:text-box>
            <text:p><text:span text:style-name="T1">Import</text:span></text:p>
          </draw:text-box>
        </draw:frame>
        <draw:frame draw:style-name="gr9" draw:text-style-name="P5" draw:layer="layout" svg:width="1.793cm" svg:height="0.725cm" svg:x="11.626cm" svg:y="2.414cm">
          <draw:text-box>
            <text:p><text:span text:style-name="T1">Export</text:span></text:p>
          </draw:text-box>
        </draw:frame>
        <draw:frame draw:style-name="gr9" draw:text-style-name="P5" draw:layer="layout" svg:width="2.03cm" svg:height="0.725cm" svg:x="14.343cm" svg:y="2.414cm">
          <draw:text-box>
            <text:p><text:span text:style-name="T1">Settings</text:span></text:p>
          </draw:text-box>
        </draw:frame>
        <draw:frame draw:style-name="gr9" draw:text-style-name="P5" draw:layer="layout" svg:width="2.195cm" svg:height="0.725cm" svg:x="17.178cm" svg:y="2.415cm">
          <draw:text-box>
            <text:p><text:span text:style-name="T1">Statistic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custom-shape draw:style-name="gr3" draw:text-style-name="P1" draw:layer="layout" svg:width="20cm" svg:height="1cm" svg:x="4.265cm" svg:y="0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45cm" svg:height="0.729cm" svg:x="4.637cm" svg:y="1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134cm" svg:height="0.962cm" svg:x="11.812cm" svg:y="0.988cm">
          <draw:text-box>
            <text:p>SimpleCards</text:p>
          </draw:text-box>
        </draw:frame>
        <draw:frame draw:style-name="gr6" draw:text-style-name="P5" draw:layer="layout" svg:width="1.793cm" svg:height="0.725cm" svg:x="20.106cm" svg:y="1.088cm">
          <draw:text-box>
            <text:p><text:span text:style-name="T1">Logout</text:span></text:p>
          </draw:text-box>
        </draw:frame>
        <draw:frame draw:style-name="gr7" draw:text-style-name="P13" draw:layer="layout" svg:width="2.619cm" svg:height="0.725cm" svg:x="21.641cm" svg:y="1.09cm">
          <draw:text-box>
            <text:p><text:span text:style-name="T4">user_name</text:span></text:p>
          </draw:text-box>
        </draw:frame>
        <draw:custom-shape draw:style-name="gr3" draw:text-style-name="P1" draw:layer="layout" svg:width="20cm" svg:height="1cm" svg:x="4.265cm" svg:y="2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0cm" svg:height="11.686cm" svg:x="4.266cm" svg:y="3.575cm">
          <text:p/>
          <draw:enhanced-geometry svg:viewBox="0 0 21600 21600" draw:path-stretchpoint-x="10800" draw:path-stretchpoint-y="10800" draw:text-areas="?f3 ?f4 ?f5 ?f6" draw:type="round-rectangle" draw:modifiers="323.436296739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793cm" svg:height="0.725cm" svg:x="4.515cm" svg:y="2.413cm">
          <draw:text-box>
            <text:p><text:span text:style-name="T1">Public</text:span></text:p>
          </draw:text-box>
        </draw:frame>
        <draw:frame draw:style-name="gr9" draw:text-style-name="P5" draw:layer="layout" svg:width="1.84cm" svg:height="0.725cm" svg:x="6.713cm" svg:y="2.413cm">
          <draw:text-box>
            <text:p><text:span text:style-name="T1">Owned</text:span></text:p>
          </draw:text-box>
        </draw:frame>
        <draw:frame draw:style-name="gr9" draw:text-style-name="P5" draw:layer="layout" svg:width="1.793cm" svg:height="0.725cm" svg:x="9.004cm" svg:y="2.413cm">
          <draw:text-box>
            <text:p><text:span text:style-name="T1">Import</text:span></text:p>
          </draw:text-box>
        </draw:frame>
        <draw:frame draw:style-name="gr9" draw:text-style-name="P5" draw:layer="layout" svg:width="1.793cm" svg:height="0.725cm" svg:x="11.626cm" svg:y="2.414cm">
          <draw:text-box>
            <text:p><text:span text:style-name="T1">Export</text:span></text:p>
          </draw:text-box>
        </draw:frame>
        <draw:frame draw:style-name="gr9" draw:text-style-name="P5" draw:layer="layout" svg:width="2.03cm" svg:height="0.725cm" svg:x="14.343cm" svg:y="2.414cm">
          <draw:text-box>
            <text:p><text:span text:style-name="T1">Settings</text:span></text:p>
          </draw:text-box>
        </draw:frame>
        <draw:frame draw:style-name="gr9" draw:text-style-name="P5" draw:layer="layout" svg:width="2.195cm" svg:height="0.725cm" svg:x="17.178cm" svg:y="2.415cm">
          <draw:text-box>
            <text:p><text:span text:style-name="T1">Statistics</text:span></text:p>
          </draw:text-box>
        </draw:frame>
        <draw:custom-shape draw:style-name="gr19" draw:text-style-name="P9" draw:layer="layout" svg:width="10.798cm" svg:height="1cm" svg:x="8.798cm" svg:y="5.519cm">
          <text:p text:style-name="P8">Ques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0.805cm" svg:height="6.198cm" svg:x="8.789cm" svg:y="7.102cm">
          <text:p text:style-name="P8">Answer</text:p>
          <draw:enhanced-geometry svg:viewBox="0 0 21600 21600" draw:path-stretchpoint-x="10800" draw:path-stretchpoint-y="10800" draw:text-areas="?f3 ?f4 ?f5 ?f6" draw:type="round-rectangle" draw:modifiers="857.1705113728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3.003cm" svg:height="1cm" svg:x="16.594cm" svg:y="13.836cm">
          <text:p text:style-name="P18"><text:span text:style-name="T3">S</text:span><text:span text:style-name="T3">u</text:span><text:span text:style-name="T3">b</text:span><text:span text:style-name="T3">m</text:span><text:span text:style-name="T3">i</text:span><text:span text:style-name="T3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0.798cm" svg:height="1cm" svg:x="8.799cm" svg:y="4.031cm">
          <text:p text:style-name="P20">Create Card / Update C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custom-shape draw:style-name="gr3" draw:text-style-name="P1" draw:layer="layout" svg:width="20cm" svg:height="1cm" svg:x="4.265cm" svg:y="0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45cm" svg:height="0.729cm" svg:x="4.637cm" svg:y="1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134cm" svg:height="0.962cm" svg:x="11.812cm" svg:y="0.988cm">
          <draw:text-box>
            <text:p>SimpleCards</text:p>
          </draw:text-box>
        </draw:frame>
        <draw:frame draw:style-name="gr6" draw:text-style-name="P5" draw:layer="layout" svg:width="1.793cm" svg:height="0.725cm" svg:x="20.106cm" svg:y="1.088cm">
          <draw:text-box>
            <text:p><text:span text:style-name="T1">L</text:span><text:span text:style-name="T1">o</text:span><text:span text:style-name="T1">g</text:span><text:span text:style-name="T1">o</text:span><text:span text:style-name="T1">u</text:span><text:span text:style-name="T1">t</text:span></text:p>
          </draw:text-box>
        </draw:frame>
        <draw:frame draw:style-name="gr7" draw:text-style-name="P13" draw:layer="layout" svg:width="2.619cm" svg:height="0.725cm" svg:x="21.641cm" svg:y="1.09cm">
          <draw:text-box>
            <text:p><text:span text:style-name="T4">u</text:span><text:span text:style-name="T4">s</text:span><text:span text:style-name="T4">e</text:span><text:span text:style-name="T4">r</text:span><text:span text:style-name="T4">_</text:span><text:span text:style-name="T4">n</text:span><text:span text:style-name="T4">a</text:span><text:span text:style-name="T4">m</text:span><text:span text:style-name="T4">e</text:span></text:p>
          </draw:text-box>
        </draw:frame>
        <draw:custom-shape draw:style-name="gr3" draw:text-style-name="P1" draw:layer="layout" svg:width="20cm" svg:height="1cm" svg:x="4.265cm" svg:y="2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0cm" svg:height="11.686cm" svg:x="4.266cm" svg:y="3.575cm">
          <text:p/>
          <draw:enhanced-geometry svg:viewBox="0 0 21600 21600" draw:path-stretchpoint-x="10800" draw:path-stretchpoint-y="10800" draw:text-areas="?f3 ?f4 ?f5 ?f6" draw:type="round-rectangle" draw:modifiers="323.436296739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793cm" svg:height="0.725cm" svg:x="4.515cm" svg:y="2.413cm">
          <draw:text-box>
            <text:p><text:span text:style-name="T1">Public</text:span></text:p>
          </draw:text-box>
        </draw:frame>
        <draw:frame draw:style-name="gr9" draw:text-style-name="P5" draw:layer="layout" svg:width="1.84cm" svg:height="0.725cm" svg:x="6.713cm" svg:y="2.413cm">
          <draw:text-box>
            <text:p><text:span text:style-name="T1">Owned</text:span></text:p>
          </draw:text-box>
        </draw:frame>
        <draw:frame draw:style-name="gr9" draw:text-style-name="P5" draw:layer="layout" svg:width="1.793cm" svg:height="0.725cm" svg:x="9.004cm" svg:y="2.413cm">
          <draw:text-box>
            <text:p><text:span text:style-name="T1">Import</text:span></text:p>
          </draw:text-box>
        </draw:frame>
        <draw:frame draw:style-name="gr9" draw:text-style-name="P5" draw:layer="layout" svg:width="1.793cm" svg:height="0.725cm" svg:x="11.626cm" svg:y="2.414cm">
          <draw:text-box>
            <text:p><text:span text:style-name="T1">Export</text:span></text:p>
          </draw:text-box>
        </draw:frame>
        <draw:frame draw:style-name="gr9" draw:text-style-name="P5" draw:layer="layout" svg:width="2.03cm" svg:height="0.725cm" svg:x="14.343cm" svg:y="2.414cm">
          <draw:text-box>
            <text:p><text:span text:style-name="T1">Settings</text:span></text:p>
          </draw:text-box>
        </draw:frame>
        <draw:frame draw:style-name="gr9" draw:text-style-name="P5" draw:layer="layout" svg:width="2.195cm" svg:height="0.725cm" svg:x="17.178cm" svg:y="2.415cm">
          <draw:text-box>
            <text:p><text:span text:style-name="T1">Statistics</text:span></text:p>
          </draw:text-box>
        </draw:frame>
        <draw:custom-shape draw:style-name="gr19" draw:text-style-name="P9" draw:layer="layout" svg:width="10.798cm" svg:height="1cm" svg:x="8.798cm" svg:y="5.519cm">
          <text:p text:style-name="P8">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3.003cm" svg:height="1cm" svg:x="16.546cm" svg:y="6.915cm">
          <text:p text:style-name="P18"><text:span text:style-name="T3">Sub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0.798cm" svg:height="1cm" svg:x="8.799cm" svg:y="4.031cm">
          <text:p text:style-name="P20">Create / Update Group/D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7:05:42.807309711</meta:creation-date>
    <dc:date>2024-12-02T00:04:22.515887682</dc:date>
    <meta:editing-duration>PT36M22S</meta:editing-duration>
    <meta:editing-cycles>3</meta:editing-cycles>
    <meta:generator>LibreOffice/24.2.6.2$Linux_X86_64 LibreOffice_project/420$Build-2</meta:generator>
    <meta:document-statistic meta:object-count="130"/>
  </office:meta>
</office:document-meta>
</file>